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otebor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2004</text:p>
          </table:table-cell>
          <table:table-cell table:style-name="ACE-0" office:value-type="float" office:value="57.68">
            <text:p>57.68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9230.4840000000004">
            <text:p>9230.484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7">
            <text:p>15.6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otebor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2170</text:p>
          </table:table-cell>
          <table:table-cell table:style-name="ACE-0" office:value-type="float" office:value="57.68">
            <text:p>57.68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9730.4840000000004">
            <text:p>9730.48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59">
            <text:p>15.5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 table:number-rows-repeated="61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14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9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